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6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e994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text-properties officeooo:rsid="0013c147" officeooo:paragraph-rsid="0013c147"/>
    </style:style>
    <style:style style:name="P21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2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3" style:family="paragraph" style:parent-style-name="Text_20_body">
      <style:paragraph-properties fo:margin-top="0cm" fo:margin-bottom="0cm" loext:contextual-spacing="false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6" style:family="paragraph" style:parent-style-name="Text_20_body">
      <style:text-properties officeooo:paragraph-rsid="000dbe12"/>
    </style:style>
    <style:style style:name="P27" style:family="paragraph" style:parent-style-name="Table_20_Contents">
      <style:paragraph-properties fo:text-align="center" style:justify-single-word="false"/>
      <style:text-properties style:text-position="0% 100%" officeooo:rsid="001b6e33" officeooo:paragraph-rsid="001b6e33"/>
    </style:style>
    <style:style style:name="P28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9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72a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officeooo:rsid="000dbe12"/>
    </style:style>
    <style:style style:name="T8" style:family="text">
      <style:text-properties officeooo:rsid="0010c1d0"/>
    </style:style>
    <style:style style:name="T9" style:family="text">
      <style:text-properties fo:font-size="12pt" officeooo:rsid="000d455d" style:font-size-asian="12pt" style:font-size-complex="12pt"/>
    </style:style>
    <style:style style:name="T10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 text:c="11"/>Récapitulatifs des T<text:span text:style-name="T2">p</text:span>s <text:span text:style-name="T2">I</text:span><text:span text:style-name="T1">nformatique<text:tab/></text:span></text:h>
      <text:h text:style-name="P29" text:outline-level="1"><text:span text:style-name="T9">Binôme :</text:span><text:span text:style-name="T10"> BRUNET Lug, MACZYTA Nicolas</text:span></text:h>
      <text:p text:style-name="P24">Remplir la colonne « état » de chacun des items des Tps.</text:p>
      <text:p text:style-name="P23">A : <text:span text:style-name="T1">Mieux</text:span> que demandés et/ou exercices facultatifs <text:span text:style-name="T1">fait.</text:span><text:tab/><text:span text:style-name="T1">B : Testé et validé.</text:span></text:p>
      <text:p text:style-name="P25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220025690736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220025773680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7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45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54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6448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76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86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796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1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81248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82720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220025783792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0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002574899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220024965104">
          <table:table-cell table:style-name="Tableau2.A1" office:value-type="string">
            <text:p text:style-name="P7"><text:span text:style-name="T8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0"/>
          </table:table-cell>
        </table:table-row>
        <table:table-row table:style-name="TableLine9422002496622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6713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68096">
          <table:table-cell table:style-name="Tableau2.A1" office:value-type="string">
            <text:p text:style-name="P8"><text:span text:style-name="T8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69248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7075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72304">
          <table:table-cell table:style-name="Tableau2.A1" office:value-type="string">
            <text:p text:style-name="P13"><text:span text:style-name="T8">3</text:span>Ex<text:span text:style-name="T8">5</text:span></text:p>
          </table:table-cell>
          <table:table-cell table:style-name="Tableau2.A1" office:value-type="string">
            <text:p text:style-name="P13">C<text:span text:style-name="T8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73856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7484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220024975920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0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22002579939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220025796192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20024977424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20025818592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20025820032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20025821184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220025822688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6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0" text:outline-level="2">TP<text:span text:style-name="T6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220025825120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220025836032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2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220025837040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7">C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2-03T16:27:48.893491855</dc:date>
    <meta:editing-duration>PT1H24M</meta:editing-duration>
    <meta:editing-cycles>16</meta:editing-cycles>
    <meta:generator>LibreOffice/6.4.7.2$Linux_X86_64 LibreOffice_project/4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